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paragraph-properties fo:margin-top="0.407cm" fo:margin-bottom="0.513cm" loext:contextual-spacing="false"/>
      <style:text-properties officeooo:rsid="0017aa1a" officeooo:paragraph-rsid="0017aa1a"/>
    </style:style>
    <style:style style:name="P2" style:family="paragraph" style:parent-style-name="Text_20_body">
      <style:paragraph-properties fo:margin-top="0cm" fo:margin-bottom="0cm" loext:contextual-spacing="false" fo:line-height="115%"/>
      <style:text-properties style:font-name="Liberation Sans" officeooo:rsid="0017aa1a" officeooo:paragraph-rsid="0017aa1a"/>
    </style:style>
    <style:style style:name="P3" style:family="paragraph" style:parent-style-name="Text_20_body" style:list-style-name="L1">
      <style:paragraph-properties fo:margin-top="0cm" fo:margin-bottom="0cm" loext:contextual-spacing="false" fo:line-height="115%"/>
      <style:text-properties style:font-name="Liberation Sans" officeooo:rsid="0017aa1a" officeooo:paragraph-rsid="0017aa1a"/>
    </style:style>
    <style:style style:name="P4" style:family="paragraph" style:parent-style-name="Text_20_body">
      <style:paragraph-properties fo:margin-top="0cm" fo:margin-bottom="0cm" loext:contextual-spacing="false" fo:line-height="115%"/>
      <style:text-properties style:font-name="Liberation Sans" fo:font-weight="bold" officeooo:rsid="0017aa1a" officeooo:paragraph-rsid="0017aa1a" style:font-weight-asian="bold" style:font-weight-complex="bold"/>
    </style:style>
    <style:style style:name="P5" style:family="paragraph" style:parent-style-name="Text_20_body" style:list-style-name="L1">
      <style:paragraph-properties fo:margin-top="0cm" fo:margin-bottom="0cm" loext:contextual-spacing="false" fo:line-height="115%"/>
      <style:text-properties style:font-name="Liberation Sans" officeooo:rsid="00195c5b" officeooo:paragraph-rsid="00195c5b"/>
    </style:style>
    <style:style style:name="P6" style:family="paragraph" style:parent-style-name="Title">
      <style:paragraph-properties fo:margin-top="0.021cm" fo:margin-bottom="0cm" loext:contextual-spacing="false"/>
      <style:text-properties officeooo:rsid="0017aa1a" officeooo:paragraph-rsid="00195c5b"/>
    </style:style>
    <style:style style:name="P7" style:family="paragraph" style:parent-style-name="Title">
      <style:paragraph-properties fo:margin-top="0cm" fo:margin-bottom="0cm" loext:contextual-spacing="false"/>
      <style:text-properties officeooo:rsid="0017aa1a" officeooo:paragraph-rsid="00195c5b"/>
    </style:style>
    <style:style style:name="T1" style:family="text">
      <style:text-properties officeooo:rsid="00195c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ta-Driven Computer Science</text:p>
      <text:p text:style-name="P7">Coursework Report</text:p>
      <text:p text:style-name="P1">Grace Stangroome</text:p>
      <text:p text:style-name="P2">Demonstrate understanding of methods used, the results you <text:span text:style-name="T1">obtained</text:span> and your understanding of issues such as overfitting. Max 4 pages, no less that 11 point font, at least 2cm margins.</text:p>
      <text:p text:style-name="P4">You should include:</text:p>
      <text:list xml:id="list4028600998" text:style-name="L1">
        <text:list-item>
          <text:p text:style-name="P3">Equations for linear regression </text:p>
        </text:list-item>
        <text:list-item>
          <text:p text:style-name="P3">Justification for your choice of polynomial order. Include plots</text:p>
        </text:list-item>
        <text:list-item>
          <text:p text:style-name="P3">Justification for your choice of unknown function. Include plots</text:p>
        </text:list-item>
        <text:list-item>
          <text:p text:style-name="P5">Description of your procedure for selecting between linear/polynomial/unknown functions, accounting for overfitting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1T12:35:01.560000000</meta:creation-date>
    <dc:date>2021-03-11T12:53:12.647000000</dc:date>
    <meta:editing-duration>PT8M1S</meta:editing-duration>
    <meta:editing-cycles>1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9" meta:word-count="78" meta:character-count="543" meta:non-whitespace-character-count="477"/>
  </office:meta>
</office:document-meta>
</file>